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e39b6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e39b6"/>
    </style:style>
    <style:style style:name="T1" style:family="text">
      <style:text-properties officeooo:rsid="001e39b6"/>
    </style:style>
    <style:style style:name="T2" style:family="text">
      <style:text-properties officeooo:rsid="001e4738"/>
    </style:style>
    <style:style style:name="T3" style:family="text">
      <style:text-properties officeooo:rsid="001f1abf"/>
    </style:style>
    <style:style style:name="T4" style:family="text">
      <style:text-properties fo:font-weight="bold" officeooo:rsid="001f1abf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Standard"/>
      <text:p text:style-name="P9">1. <text:span text:style-name="T4">(3 puntos)</text:span><text:span text:style-name="T3"> </text:span>Hacer una página que muestre <text:span text:style-name="T1">la imagen del fichero imagen.jpg con un tamaño de 200 x 200 px y vaya disminuyendo su tamaño hasta desaparecer. A continuación deberá aumentar su tamaño hasta llegar al original. Y así sucesivamente. El tamaño se irá modificando de 10 en 10 px cada 100 milisegundos.</text:span></text:p>
      <text:p text:style-name="P9"/>
      <text:p text:style-name="P1"/>
      <text:p text:style-name="P1">2. <text:span text:style-name="T4">(3 puntos)</text:span><text:span text:style-name="T3"> </text:span>Crear una página que contenga un formulario con <text:span text:style-name="T1">un cuadro de texto,</text:span> cuatro cuadros de verificación (checkbox), <text:span text:style-name="T1">tres botones de elección (radio) </text:span>y un botón “Guardar datos” que permitirá guardar <text:span text:style-name="T1">mediante </text:span>cookie<text:span text:style-name="T1">s la información del formulario</text:span>, que será <text:span text:style-name="T1">leída</text:span> y establecid<text:span text:style-name="T1">a</text:span> al cargar la página.</text:p>
      <text:p text:style-name="P1"/>
      <text:p text:style-name="P1"/>
      <text:p text:style-name="P10">3. <text:span text:style-name="T4">(4 puntos)</text:span><text:span text:style-name="T3"> </text:span>Mediante el modelo DOM hacer una página que <text:span text:style-name="T1">contenga una tabla con una fila y una columna con la opción “Inicio” y tres botones: “Añadir opción”, “Borrar opción” y “Modificar opción” que permitirán administrar dinámicamente un menú de opciones. Debe tenerse en cuenta:</text:span></text:p>
      <text:p text:style-name="P10"/>
      <text:p text:style-name="P10"><text:tab/>- <text:span text:style-name="T2">Para añadir una opción se pedirá el literal que debe aparecer y el enlace.</text:span></text:p>
      <text:p text:style-name="P10"><text:tab/>- <text:span text:style-name="T2">Para borrar una opción se pedirá el número de opción.</text:span></text:p>
      <text:p text:style-name="P10"><text:tab/>- <text:span text:style-name="T2">Para modificar una opción se pedirá el número, el nuevo literal y el nuevo enlace.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4-06-09T09:55:30.503602122</dc:date>
    <meta:editing-duration>PT3H14M58S</meta:editing-duration>
    <meta:editing-cycles>16</meta:editing-cycles>
    <meta:generator>LibreOffice/4.2.3.3$Linux_X86_64 LibreOffice_project/420m0$Build-3</meta:generator>
    <meta:printed-by>santiago </meta:printed-by>
    <meta:print-date>2013-06-12T09:36:05</meta:print-date>
    <meta:document-statistic meta:table-count="0" meta:image-count="0" meta:object-count="0" meta:page-count="1" meta:paragraph-count="7" meta:word-count="194" meta:character-count="1237" meta:non-whitespace-character-count="1042"/>
  </office:meta>
</office:document-meta>
</file>